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5cm" svg:height="4.25cm" svg:x="0cm" svg:y="0.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g>
          <draw:frame draw:style-name="gr2" draw:layer="layout" svg:width="0.697cm" svg:height="0.675cm" svg:x="0cm" svg:y="0cm">
            <draw:text-box>
              <text:p>0</text:p>
            </draw:text-box>
          </draw:frame>
          <draw:frame draw:style-name="gr2" draw:layer="layout" svg:width="0.697cm" svg:height="0.675cm" svg:x="0cm" svg:y="0.683cm">
            <draw:text-box>
              <text:p>2</text:p>
            </draw:text-box>
          </draw:frame>
          <draw:frame draw:style-name="gr2" draw:layer="layout" svg:width="0.697cm" svg:height="0.675cm" svg:x="0cm" svg:y="1.367cm">
            <draw:text-box>
              <text:p>1</text:p>
            </draw:text-box>
          </draw:frame>
          <draw:frame draw:style-name="gr2" draw:layer="layout" svg:width="0.697cm" svg:height="0.675cm" svg:x="0cm" svg:y="2.05cm">
            <draw:text-box>
              <text:p>0</text:p>
            </draw:text-box>
          </draw:frame>
          <draw:frame draw:style-name="gr2" draw:layer="layout" svg:width="0.697cm" svg:height="0.675cm" svg:x="0cm" svg:y="2.733cm">
            <draw:text-box>
              <text:p>0</text:p>
            </draw:text-box>
          </draw:frame>
          <draw:frame draw:style-name="gr2" draw:layer="layout" svg:width="0.697cm" svg:height="0.675cm" svg:x="0cm" svg:y="3.417cm">
            <draw:text-box>
              <text:p>0</text:p>
            </draw:text-box>
          </draw:frame>
          <draw:frame draw:style-name="gr2" draw:layer="layout" svg:width="0.697cm" svg:height="0.675cm" svg:x="0cm" svg:y="4.1cm">
            <draw:text-box>
              <text:p>0</text:p>
            </draw:text-box>
          </draw:frame>
        </draw:g>
        <draw:g>
          <draw:frame draw:style-name="gr2" draw:layer="layout" svg:width="0.697cm" svg:height="0.675cm" svg:x="0.75cm" svg:y="0cm">
            <draw:text-box>
              <text:p>1</text:p>
            </draw:text-box>
          </draw:frame>
          <draw:frame draw:style-name="gr2" draw:layer="layout" svg:width="0.697cm" svg:height="0.675cm" svg:x="0.75cm" svg:y="0.683cm">
            <draw:text-box>
              <text:p>0</text:p>
            </draw:text-box>
          </draw:frame>
          <draw:frame draw:style-name="gr2" draw:layer="layout" svg:width="0.697cm" svg:height="0.675cm" svg:x="0.75cm" svg:y="1.367cm">
            <draw:text-box>
              <text:p>0</text:p>
            </draw:text-box>
          </draw:frame>
          <draw:frame draw:style-name="gr2" draw:layer="layout" svg:width="0.697cm" svg:height="0.675cm" svg:x="0.75cm" svg:y="2.05cm">
            <draw:text-box>
              <text:p>2</text:p>
            </draw:text-box>
          </draw:frame>
          <draw:frame draw:style-name="gr2" draw:layer="layout" svg:width="0.697cm" svg:height="0.675cm" svg:x="0.75cm" svg:y="2.733cm">
            <draw:text-box>
              <text:p>0</text:p>
            </draw:text-box>
          </draw:frame>
          <draw:frame draw:style-name="gr2" draw:layer="layout" svg:width="0.697cm" svg:height="0.675cm" svg:x="0.75cm" svg:y="3.417cm">
            <draw:text-box>
              <text:p>0</text:p>
            </draw:text-box>
          </draw:frame>
          <draw:frame draw:style-name="gr2" draw:layer="layout" svg:width="0.697cm" svg:height="0.675cm" svg:x="0.75cm" svg:y="4.1cm">
            <draw:text-box>
              <text:p>0</text:p>
            </draw:text-box>
          </draw:frame>
        </draw:g>
        <draw:g>
          <draw:frame draw:style-name="gr2" draw:layer="layout" svg:width="0.697cm" svg:height="0.675cm" svg:x="1.5cm" svg:y="0cm">
            <draw:text-box>
              <text:p>0</text:p>
            </draw:text-box>
          </draw:frame>
          <draw:frame draw:style-name="gr2" draw:layer="layout" svg:width="0.697cm" svg:height="0.675cm" svg:x="1.5cm" svg:y="0.683cm">
            <draw:text-box>
              <text:p>0</text:p>
            </draw:text-box>
          </draw:frame>
          <draw:frame draw:style-name="gr2" draw:layer="layout" svg:width="0.697cm" svg:height="0.675cm" svg:x="1.5cm" svg:y="1.367cm">
            <draw:text-box>
              <text:p>0</text:p>
            </draw:text-box>
          </draw:frame>
          <draw:frame draw:style-name="gr2" draw:layer="layout" svg:width="0.697cm" svg:height="0.675cm" svg:x="1.5cm" svg:y="2.05cm">
            <draw:text-box>
              <text:p>0</text:p>
            </draw:text-box>
          </draw:frame>
          <draw:frame draw:style-name="gr2" draw:layer="layout" svg:width="0.697cm" svg:height="0.675cm" svg:x="1.5cm" svg:y="2.733cm">
            <draw:text-box>
              <text:p>1</text:p>
            </draw:text-box>
          </draw:frame>
          <draw:frame draw:style-name="gr2" draw:layer="layout" svg:width="0.697cm" svg:height="0.675cm" svg:x="1.5cm" svg:y="3.417cm">
            <draw:text-box>
              <text:p>0</text:p>
            </draw:text-box>
          </draw:frame>
          <draw:frame draw:style-name="gr2" draw:layer="layout" svg:width="0.697cm" svg:height="0.675cm" svg:x="1.5cm" svg:y="4.1cm">
            <draw:text-box>
              <text:p>0</text:p>
            </draw:text-box>
          </draw:frame>
        </draw:g>
        <draw:g>
          <draw:frame draw:style-name="gr2" draw:layer="layout" svg:width="0.697cm" svg:height="0.675cm" svg:x="2.25cm" svg:y="0cm">
            <draw:text-box>
              <text:p>0</text:p>
            </draw:text-box>
          </draw:frame>
          <draw:frame draw:style-name="gr2" draw:layer="layout" svg:width="0.697cm" svg:height="0.675cm" svg:x="2.25cm" svg:y="0.683cm">
            <draw:text-box>
              <text:p>1</text:p>
            </draw:text-box>
          </draw:frame>
          <draw:frame draw:style-name="gr2" draw:layer="layout" svg:width="0.697cm" svg:height="0.675cm" svg:x="2.25cm" svg:y="1.367cm">
            <draw:text-box>
              <text:p>5</text:p>
            </draw:text-box>
          </draw:frame>
          <draw:frame draw:style-name="gr2" draw:layer="layout" svg:width="0.697cm" svg:height="0.675cm" svg:x="2.25cm" svg:y="2.05cm">
            <draw:text-box>
              <text:p>0</text:p>
            </draw:text-box>
          </draw:frame>
          <draw:frame draw:style-name="gr2" draw:layer="layout" svg:width="0.697cm" svg:height="0.675cm" svg:x="2.25cm" svg:y="2.733cm">
            <draw:text-box>
              <text:p>0</text:p>
            </draw:text-box>
          </draw:frame>
          <draw:frame draw:style-name="gr2" draw:layer="layout" svg:width="0.697cm" svg:height="0.675cm" svg:x="2.25cm" svg:y="3.417cm">
            <draw:text-box>
              <text:p>0</text:p>
            </draw:text-box>
          </draw:frame>
          <draw:frame draw:style-name="gr2" draw:layer="layout" svg:width="0.697cm" svg:height="0.675cm" svg:x="2.25cm" svg:y="4.1cm">
            <draw:text-box>
              <text:p>2</text:p>
            </draw:text-box>
          </draw:frame>
        </draw:g>
        <draw:g>
          <draw:frame draw:style-name="gr2" draw:layer="layout" svg:width="0.697cm" svg:height="0.675cm" svg:x="3cm" svg:y="0cm">
            <draw:text-box>
              <text:p>0</text:p>
            </draw:text-box>
          </draw:frame>
          <draw:frame draw:style-name="gr2" draw:layer="layout" svg:width="0.697cm" svg:height="0.675cm" svg:x="3cm" svg:y="0.683cm">
            <draw:text-box>
              <text:p>0</text:p>
            </draw:text-box>
          </draw:frame>
          <draw:frame draw:style-name="gr2" draw:layer="layout" svg:width="0.697cm" svg:height="0.675cm" svg:x="3cm" svg:y="1.367cm">
            <draw:text-box>
              <text:p>3</text:p>
            </draw:text-box>
          </draw:frame>
          <draw:frame draw:style-name="gr2" draw:layer="layout" svg:width="0.697cm" svg:height="0.675cm" svg:x="3cm" svg:y="2.05cm">
            <draw:text-box>
              <text:p>0</text:p>
            </draw:text-box>
          </draw:frame>
          <draw:frame draw:style-name="gr2" draw:layer="layout" svg:width="0.697cm" svg:height="0.675cm" svg:x="3cm" svg:y="2.733cm">
            <draw:text-box>
              <text:p>0</text:p>
            </draw:text-box>
          </draw:frame>
          <draw:frame draw:style-name="gr2" draw:layer="layout" svg:width="0.697cm" svg:height="0.675cm" svg:x="3cm" svg:y="3.417cm">
            <draw:text-box>
              <text:p>1</text:p>
            </draw:text-box>
          </draw:frame>
          <draw:frame draw:style-name="gr2" draw:layer="layout" svg:width="0.697cm" svg:height="0.675cm" svg:x="3cm" svg:y="4.1cm">
            <draw:text-box>
              <text:p>0</text:p>
            </draw:text-box>
          </draw:frame>
        </draw:g>
        <draw:g>
          <draw:frame draw:style-name="gr2" draw:layer="layout" svg:width="0.697cm" svg:height="0.675cm" svg:x="3.75cm" svg:y="0cm">
            <draw:text-box>
              <text:p>0</text:p>
            </draw:text-box>
          </draw:frame>
          <draw:frame draw:style-name="gr2" draw:layer="layout" svg:width="0.697cm" svg:height="0.675cm" svg:x="3.75cm" svg:y="0.683cm">
            <draw:text-box>
              <text:p>0</text:p>
            </draw:text-box>
          </draw:frame>
          <draw:frame draw:style-name="gr2" draw:layer="layout" svg:width="0.697cm" svg:height="0.675cm" svg:x="3.75cm" svg:y="1.367cm">
            <draw:text-box>
              <text:p>0</text:p>
            </draw:text-box>
          </draw:frame>
          <draw:frame draw:style-name="gr2" draw:layer="layout" svg:width="0.697cm" svg:height="0.675cm" svg:x="3.75cm" svg:y="2.05cm">
            <draw:text-box>
              <text:p>0</text:p>
            </draw:text-box>
          </draw:frame>
          <draw:frame draw:style-name="gr2" draw:layer="layout" svg:width="0.697cm" svg:height="0.675cm" svg:x="3.75cm" svg:y="2.733cm">
            <draw:text-box>
              <text:p>0</text:p>
            </draw:text-box>
          </draw:frame>
          <draw:frame draw:style-name="gr2" draw:layer="layout" svg:width="0.697cm" svg:height="0.675cm" svg:x="3.75cm" svg:y="3.417cm">
            <draw:text-box>
              <text:p>0</text:p>
            </draw:text-box>
          </draw:frame>
          <draw:frame draw:style-name="gr2" draw:layer="layout" svg:width="0.697cm" svg:height="0.675cm" svg:x="3.75cm" svg:y="4.1cm">
            <draw:text-box>
              <text:p>1</text:p>
            </draw:text-box>
          </draw:frame>
        </draw:g>
        <draw:g>
          <draw:frame draw:style-name="gr2" draw:layer="layout" svg:width="0.697cm" svg:height="0.675cm" svg:x="4.553cm" svg:y="0cm">
            <draw:text-box>
              <text:p>0</text:p>
            </draw:text-box>
          </draw:frame>
          <draw:frame draw:style-name="gr2" draw:layer="layout" svg:width="0.697cm" svg:height="0.675cm" svg:x="4.553cm" svg:y="0.683cm">
            <draw:text-box>
              <text:p>0</text:p>
            </draw:text-box>
          </draw:frame>
          <draw:frame draw:style-name="gr2" draw:layer="layout" svg:width="0.697cm" svg:height="0.675cm" svg:x="4.553cm" svg:y="1.367cm">
            <draw:text-box>
              <text:p>0</text:p>
            </draw:text-box>
          </draw:frame>
          <draw:frame draw:style-name="gr2" draw:layer="layout" svg:width="0.697cm" svg:height="0.675cm" svg:x="4.553cm" svg:y="2.05cm">
            <draw:text-box>
              <text:p>0</text:p>
            </draw:text-box>
          </draw:frame>
          <draw:frame draw:style-name="gr2" draw:layer="layout" svg:width="0.697cm" svg:height="0.675cm" svg:x="4.553cm" svg:y="2.733cm">
            <draw:text-box>
              <text:p>0</text:p>
            </draw:text-box>
          </draw:frame>
          <draw:frame draw:style-name="gr2" draw:layer="layout" svg:width="0.697cm" svg:height="0.675cm" svg:x="4.553cm" svg:y="3.417cm">
            <draw:text-box>
              <text:p>2</text:p>
            </draw:text-box>
          </draw:frame>
          <draw:frame draw:style-name="gr2" draw:layer="layout" svg:width="0.697cm" svg:height="0.675cm" svg:x="4.553cm" svg:y="4.1cm">
            <draw:text-box>
              <text:p>0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10-16T10:37:59</meta:creation-date>
    <dc:date>2012-10-16T10:47:30</dc:date>
    <dc:creator>Darran Kartaschew</dc:creator>
    <meta:editing-duration>PT9M31S</meta:editing-duration>
    <meta:editing-cycles>2</meta:editing-cycles>
    <meta:generator>OpenOffice.org/3.4$Solaris_x86 OpenOffice.org_project/340m1$Build-9590</meta:generator>
    <meta:document-statistic meta:object-count="57"/>
  </office:meta>
</office:document-meta>
</file>